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GroupsCacheAttributes.getChannelFactory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GroupsCacheAttributes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setChannelProperties( String channel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setChannelFactoryClassName( String channelFactory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setGetFromPeers( boolean getFromPe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getJGChanne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roupsCacheAttributes.isGetFromPe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